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2fdd" officeooo:paragraph-rsid="00052fdd"/>
    </style:style>
    <style:style style:name="P2" style:family="paragraph" style:parent-style-name="Standard">
      <style:text-properties officeooo:rsid="00070f29" officeooo:paragraph-rsid="00070f29"/>
    </style:style>
    <style:style style:name="P3" style:family="paragraph" style:parent-style-name="Standard">
      <style:text-properties officeooo:rsid="00070f29" officeooo:paragraph-rsid="00070f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R Povijest</text:p>
      <text:p text:style-name="Standard"><text:a xlink:type="simple" xlink:href="https://www.vrs.org.uk/virtual-reality/history.html" text:style-name="Internet_20_link" text:visited-style-name="Visited_20_Internet_20_Link"/></text:p>
      <text:p text:style-name="Standard"><text:a xlink:type="simple" xlink:href="https://www.vrs.org.uk/virtual-reality/history.html" text:style-name="Internet_20_link" text:visited-style-name="Visited_20_Internet_20_Link">https://www.vrs.org.uk/virtual-reality/history.html</text:a></text:p>
      <text:p text:style-name="Standard"/>
      <text:p text:style-name="Standard"><text:a xlink:type="simple" xlink:href="https://www.verdict.co.uk/history-virtual-reality-timeline/" text:style-name="Internet_20_link" text:visited-style-name="Visited_20_Internet_20_Link">https://www.verdict.co.uk/history-virtual-reality-timeline/</text:a></text:p>
      <text:p text:style-name="Standard"/>
      <text:p text:style-name="P1">Matchmaming povijest</text:p>
      <text:p text:style-name="P1"/>
      <text:p text:style-name="P1"><text:a xlink:type="simple" xlink:href="https://en.wikipedia.org/wiki/Matchmaking_(video_games" text:style-name="Internet_20_link" text:visited-style-name="Visited_20_Internet_20_Link">https://en.wikipedia.org/wiki/Matchmaking_(video_games</text:a>) (ne linkati wikipediju nego sourceve iz nje)</text:p>
      <text:p text:style-name="P1"/>
      <text:p text:style-name="P1"><text:a xlink:type="simple" xlink:href="https://www.reddit.com/r/GlobalOffensive/comments/1a24kp/understanding_matchmaking_systems_a_small_history/" text:style-name="Internet_20_link" text:visited-style-name="Visited_20_Internet_20_Link">https://www.reddit.com/r/GlobalOffensive/comments/1a24kp/understanding_matchmaking_systems_a_small_history/</text:a></text:p>
      <text:p text:style-name="P1">random reddit post</text:p>
      <text:p text:style-name="P1"/>
      <text:p text:style-name="P1"><text:a xlink:type="simple" xlink:href="https://www.microsoft.com/en-us/research/project/trueskill-ranking-system/?from=https://research.microsoft.com/en-us/projects/trueskill/&amp;type=exact" text:style-name="Internet_20_link" text:visited-style-name="Visited_20_Internet_20_Link">https://www.microsoft.com/en-us/research/project/trueskill-ranking-system/?from=https://research.microsoft.com/en-us/projects/trueskill/&amp;type=exact</text:a></text:p>
      <text:p text:style-name="P1"/>
      <text:p text:style-name="P1"><text:a xlink:type="simple" xlink:href="https://blogs.cornell.edu/info2040/2022/09/25/an-analysis-of-skill-based-matchmaking-and-the-elo-rating-system-in-video-games/" text:style-name="Internet_20_link" text:visited-style-name="Visited_20_Internet_20_Link">https://blogs.cornell.edu/info2040/2022/09/25/an-analysis-of-skill-based-matchmaking-and-the-elo-rating-system-in-video-games/</text:a></text:p>
      <text:p text:style-name="P1"/>
      <text:p text:style-name="P1"/>
      <text:p text:style-name="P2">matchmaking jutub video</text:p>
      <text:p text:style-name="P2"/>
      <text:p text:style-name="P2"><text:a xlink:type="simple" xlink:href="https://www.youtube.com/watch?v=-pglxege-gU" text:style-name="Internet_20_link" text:visited-style-name="Visited_20_Internet_20_Link">https://www.youtube.com/watch?v=-pglxege-gU</text:a></text:p>
      <text:p text:style-name="P2"/>
      <text:p text:style-name="P2"/>
      <text:p text:style-name="P2"><text:a xlink:type="simple" xlink:href="https://ieeexplore.ieee.org/abstract/document/9549977/authors#authors" text:style-name="Internet_20_link" text:visited-style-name="Visited_20_Internet_20_Link">https://ieeexplore.ieee.org/abstract/document/9549977/authors#authors</text:a></text:p>
      <text:p text:style-name="P2"/>
      <text:p text:style-name="P1"/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1.2.2$Windows_X86_64 LibreOffice_project/8a45595d069ef5570103caea1b71cc9d82b2aae4</meta:generator>
    <dc:date>2023-06-09T13:40:54.414000000</dc:date>
    <meta:editing-duration>PT22H7M48S</meta:editing-duration>
    <meta:editing-cycles>7</meta:editing-cycles>
    <meta:document-statistic meta:table-count="0" meta:image-count="0" meta:object-count="0" meta:page-count="1" meta:paragraph-count="12" meta:word-count="25" meta:character-count="774" meta:non-whitespace-character-count="761"/>
  </office:meta>
</office:document-meta>
</file>